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Standard">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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1"/>
      <text:p text:style-name="P1">Вообще с гигхабом надо будет разобраться в ньюанса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8T10:34:23.072471501</dc:date>
    <meta:editing-duration>PT59M5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4" meta:character-count="410" meta:non-whitespace-character-count="362"/>
  </office:meta>
</office:document-meta>
</file>